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3.10444444444444cm" style:use-optimal-column-width="true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06T00:00:00" table:style-name="ce7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06T00:00:00" table:style-name="ce7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4T00:00:00" table:style-name="ce7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4T00:00:00" table:style-name="ce7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9T00:00:00" table:style-name="ce7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9T00:00:00" table:style-name="ce7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3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04T00:00:00" table:style-name="ce4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14T00:00:00" table:style-name="ce4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10-14T00:00:00" table:style-name="ce6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5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3-26T00:00:00" table:style-name="ce7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3-26T00:00:00" table:style-name="ce7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04T00:00:00" table:style-name="ce7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04T00:00:00" table:style-name="ce7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12T00:00:00" table:style-name="ce7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12T00:00:00" table:style-name="ce7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5-11-10T00:00:00" table:style-name="ce7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3">
            <text:p>岡崎史明 勝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5-11-10T00:00:00" table:style-name="ce7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5">
            <text:p>高島弘光 勝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0-18T00:00:00" table:style-name="ce7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0-18T00:00:00" table:style-name="ce7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1-19T00:00:00" table:style-name="ce7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1-19T00:00:00" table:style-name="ce7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2-23T00:00:00" table:style-name="ce7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決勝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2-23T00:00:00" table:style-name="ce7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決勝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7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7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27T00:00:00" table:style-name="ce7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27T00:00:00" table:style-name="ce7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0-25T00:00:00" table:style-name="ce7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4回戦</text:p>
          </table:table-cell>
          <table:table-cell table:style-name="ce2"/>
          <table:table-cell table:style-name="ce7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0-25T00:00:00" table:style-name="ce7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style-name="ce2"/>
          <table:table-cell table:style-name="ce7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14T00:00:00" table:style-name="ce7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14T00:00:00" table:style-name="ce7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27T00:00:00" table:style-name="ce7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27T00:00:00" table:style-name="ce7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2T00:00:00" table:style-name="ce7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2T00:00:00" table:style-name="ce7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3T00:00:00" table:style-name="ce7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3T00:00:00" table:style-name="ce7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21T00:00:00" table:style-name="ce7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21T00:00:00" table:style-name="ce7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1-31T00:00:00" table:style-name="ce7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1-31T00:00:00" table:style-name="ce7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7-05T00:00:00" table:style-name="ce7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7-05T00:00:00" table:style-name="ce7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04T00:00:00" table:style-name="ce7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04T00:00:00" table:style-name="ce7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18T00:00:00" table:style-name="ce7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18T00:00:00" table:style-name="ce7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0-22T00:00:00" table:style-name="ce7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0-22T00:00:00" table:style-name="ce7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13T00:00:00" table:style-name="ce7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13T00:00:00" table:style-name="ce7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9T00:00:00" table:style-name="ce7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9T00:00:00" table:style-name="ce7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2-17T00:00:00" table:style-name="ce7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2-17T00:00:00" table:style-name="ce7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1-21T00:00:00" table:style-name="ce7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1-21T00:00:00" table:style-name="ce7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1T00:00:00" table:style-name="ce7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1T00:00:00" table:style-name="ce7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5T00:00:00" table:style-name="ce7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5T00:00:00" table:style-name="ce7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27T00:00:00" table:style-name="ce7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27T00:00:00" table:style-name="ce7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3-17T00:00:00" table:style-name="ce7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7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7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7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7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7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7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09T00:00:00" table:style-name="ce7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09T00:00:00" table:style-name="ce7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19T00:00:00" table:style-name="ce7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3" table:style-name="ce2"/>
          <table:table-cell table:number-columns-repeated="5" table:style-name="ce8"/>
          <table:table-cell table:number-columns-repeated="16367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19T00:00:00" table:style-name="ce7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25T00:00:00" table:style-name="ce7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25T00:00:00" table:style-name="ce7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決勝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7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7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7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7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2-11-19T00:00:00" table:style-name="ce7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2-11-19T00:00:00" table:style-name="ce7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1-21T00:00:00" table:style-name="ce7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1-21T00:00:00" table:style-name="ce7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3-11T00:00:00" table:style-name="ce7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3-11T00:00:00" table:style-name="ce7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7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7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5">
            <text:p>13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7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7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30T00:00:00" table:style-name="ce7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30T00:00:00" table:style-name="ce7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01T00:00:00" table:style-name="ce7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01T00:00:00" table:style-name="ce7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3T00:00:00" table:style-name="ce7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3T00:00:00" table:style-name="ce7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22T00:00:00" table:style-name="ce7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22T00:00:00" table:style-name="ce7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5T00:00:00" table:style-name="ce7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5T00:00:00" table:style-name="ce7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6T00:00:00" table:style-name="ce7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6T00:00:00" table:style-name="ce7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1-10T00:00:00" table:style-name="ce7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1-10T00:00:00" table:style-name="ce7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4T00:00:00" table:style-name="ce7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4T00:00:00" table:style-name="ce7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7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7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7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7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7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7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number-rows-repeated="1048379" table:style-name="ro1">
          <table:table-cell table:number-columns-repeated="16384"/>
        </table:table-row>
      </table:table>
      <table:database-ranges>
        <table:database-range table:target-range-address="errors.A1:errors.J6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4T09:09:31Z</dc:date>
    <meta:user-defined meta:name="WorkbookGuid">dfd2ee33-1efe-4fa1-a778-61e8eb1776c8</meta:user-defined>
  </office:meta>
</office:document-meta>
</file>